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77bc65" draw:textarea-horizontal-align="justify" draw:textarea-vertical-align="middle" draw:auto-grow-height="false" fo:min-height="3.441cm" fo:min-width="10.62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6f9d4" draw:textarea-horizontal-align="justify" draw:textarea-vertical-align="middle" draw:auto-grow-height="false" fo:min-height="3.917cm" fo:min-width="1.88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5ce" draw:textarea-horizontal-align="justify" draw:textarea-vertical-align="middle" draw:auto-grow-height="false" fo:min-height="3.878cm" fo:min-width="3.64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c9211e" draw:marker-start="Arrow" draw:marker-start-width="0.3cm" draw:marker-end="Arrow" draw:marker-end-width="0.3cm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svg:stroke-color="#dddddd" draw:fill-color="#dddddd" draw:textarea-horizontal-align="justify" draw:textarea-vertical-align="middle" draw:auto-grow-height="false" fo:min-height="3.958cm" fo:min-width="3.67cm" fo:wrap-option="wrap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6f9d4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22cm" svg:height="4.18cm" svg:x="2.951cm" svg:y="15.782cm">
          <text:p text:style-name="P1"><text:span text:style-name="T1">Used in the Server</text:span></text:p>
          <text:p text:style-name="P1"><text:span text:style-name="T1"/></text:p>
          <text:p text:style-name="P1"><text:span text:style-name="T1">1. you-get(</text:span>爬虫) → 下载视频</text:p>
          <text:p text:style-name="P1">2. ffmepg (视频处理)→ 提取音频</text:p>
          <text:p text:style-name="P1"><text:span text:style-name="T1">3. whisper(</text:span>语音识别) → 音频转文本(字幕)</text:p>
          <text:p text:style-name="P1">4. <text:s/>智谱清言(大语言模型)→ 字幕翻译、字幕优化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xml:id="id3" draw:id="id3" draw:layer="layout" svg:width="2.381cm" svg:height="4.167cm" svg:x="2.952cm" svg:y="4.163cm">
          <text:p text:style-name="P3">Frontend</text:p>
          <text:p text:style-name="P3">(html,css,js)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4.141cm" svg:height="4.128cm" svg:x="9.956cm" svg:y="4.252cm">
          <text:p text:style-name="P3">Backend(py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312cm" svg:y1="6.423cm" svg:x2="9.866cm" svg:y2="6.401cm">
          <text:p text:style-name="P3">Websocket</text:p>
          <text:p text:style-name="P3">(send/receive file_path)</text:p>
        </draw:line>
        <draw:custom-shape draw:style-name="gr5" draw:text-style-name="P6" xml:id="id2" draw:id="id2" draw:layer="layout" svg:width="4.17cm" svg:height="4.208cm" svg:x="9.929cm" svg:y="9.979cm">
          <text:p text:style-name="P3">Warehouse</text:p>
          <text:p text:style-name="P3">(video.mp4,subtitle.vtt)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026cm" svg:y1="8.38cm" svg:x2="12.014cm" svg:y2="9.979cm" draw:start-shape="id1" draw:start-glue-point="2" draw:end-shape="id2" svg:d="M12026 8380l-12 1599" svg:viewBox="0 0 13 1600">
          <text:p text:style-name="P3">Save</text:p>
        </draw:connector>
        <draw:connector draw:style-name="gr6" draw:text-style-name="P7" draw:layer="layout" draw:type="line" svg:x1="9.929cm" svg:y1="12.083cm" svg:x2="4.142cm" svg:y2="8.33cm" draw:start-shape="id2" draw:start-glue-point="3" draw:end-shape="id3" draw:end-glue-point="2" svg:d="M9929 12083l-5787-3753" svg:viewBox="0 0 5788 3754">
          <text:p text:style-name="P3">Load video or</text:p>
          <text:p text:style-name="P3">subtitle (according to file_name)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10:20.240247905</meta:creation-date>
    <dc:date>2024-12-12T22:02:08.648880222</dc:date>
    <meta:editing-duration>PT22M5S</meta:editing-duration>
    <meta:editing-cycles>9</meta:editing-cycles>
    <meta:generator>LibreOffice/24.2.7.2$Linux_X86_64 LibreOffice_project/420$Build-2</meta:generator>
    <meta:document-statistic meta:object-count="7"/>
  </office:meta>
</office:document-meta>
</file>